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893cm" svg:y="4.164cm">
            <draw:object draw:notify-on-update-of-ranges="Sheet1.H10:Sheet1.H11 Sheet1.H12:Sheet1.H25 Sheet1.I10:Sheet1.I11 Sheet1.I12:Sheet1.I25 Sheet1.J10:Sheet1.J11 Sheet1.J12:Sheet1.J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tal time t1</text:p>
          </table:table-cell>
          <table:table-cell office:value-type="string" calcext:value-type="string">
            <text:p>M t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 of a</text:p>
          </table:table-cell>
          <table:table-cell table:number-columns-repeated="2" office:value-type="string" calcext:value-type="string">
            <text:p>time per iteration /ns</text:p>
          </table:table-cell>
          <table:table-cell office:value-type="string" calcext:value-type="string">
            <text:p>Total time t2</text:p>
          </table:table-cell>
          <table:table-cell office:value-type="string" calcext:value-type="string">
            <text:p>M t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se 1</text:p>
          </table:table-cell>
          <table:table-cell office:value-type="string" calcext:value-type="string">
            <text:p>Case 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48" calcext:value-type="float">
            <text:p>2048</text:p>
          </table:table-cell>
          <table:table-cell table:formula="of:=[.G12] * 4" office:value-type="float" office:value="8192" calcext:value-type="float">
            <text:p>8192</text:p>
          </table:table-cell>
          <table:table-cell table:formula="of:=([.E12]/([.F12] * [.G12])) * 10^9" office:value-type="float" office:value="0.390625" calcext:value-type="float">
            <text:p>0.390625</text:p>
          </table:table-cell>
          <table:table-cell table:formula="of:=([.K12]/([.L12]*[.G12])) * 10^9" office:value-type="float" office:value="0.3857421875" calcext:value-type="float">
            <text:p>0.3857421875</text:p>
          </table:table-cell>
          <table:table-cell office:value-type="float" office:value="0.79" calcext:value-type="float">
            <text:p>0.7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office:value-type="float" office:value="1000000" calcext:value-type="float">
            <text:p>1000000</text:p>
          </table:table-cell>
          <table:table-cell table:formula="of:=[.G12] * 2" office:value-type="float" office:value="4096" calcext:value-type="float">
            <text:p>4096</text:p>
          </table:table-cell>
          <table:table-cell table:formula="of:=[.G13] * 4" office:value-type="float" office:value="16384" calcext:value-type="float">
            <text:p>16384</text:p>
          </table:table-cell>
          <table:table-cell table:formula="of:=([.E13]/([.F13] * [.G13])) * 10^9" office:value-type="float" office:value="0.36865234375" calcext:value-type="float">
            <text:p>0.36865234375</text:p>
          </table:table-cell>
          <table:table-cell table:formula="of:=([.K13]/([.L13]*[.G13])) * 10^9" office:value-type="float" office:value="0.37841796875" calcext:value-type="float">
            <text:p>0.37841796875</text:p>
          </table:table-cell>
          <table:table-cell office:value-type="float" office:value="1.55" calcext:value-type="float">
            <text:p>1.5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.08" calcext:value-type="float">
            <text:p>3.08</text:p>
          </table:table-cell>
          <table:table-cell office:value-type="float" office:value="1000000" calcext:value-type="float">
            <text:p>1000000</text:p>
          </table:table-cell>
          <table:table-cell table:formula="of:=[.G13] * 2" office:value-type="float" office:value="8192" calcext:value-type="float">
            <text:p>8192</text:p>
          </table:table-cell>
          <table:table-cell table:formula="of:=[.G14] * 4" office:value-type="float" office:value="32768" calcext:value-type="float">
            <text:p>32768</text:p>
          </table:table-cell>
          <table:table-cell table:formula="of:=([.E14]/([.F14] * [.G14])) * 10^9" office:value-type="float" office:value="0.3759765625" calcext:value-type="float">
            <text:p>0.3759765625</text:p>
          </table:table-cell>
          <table:table-cell table:formula="of:=([.K14]/([.L14]*[.G14])) * 10^9" office:value-type="float" office:value="0.36865234375" calcext:value-type="float">
            <text:p>0.36865234375</text:p>
          </table:table-cell>
          <table:table-cell office:value-type="float" office:value="3.02" calcext:value-type="float">
            <text:p>3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.14</text:p>
          </table:table-cell>
          <table:table-cell office:value-type="float" office:value="1000000" calcext:value-type="float">
            <text:p>1000000</text:p>
          </table:table-cell>
          <table:table-cell table:formula="of:=[.G14] * 2" office:value-type="float" office:value="16384" calcext:value-type="float">
            <text:p>16384</text:p>
          </table:table-cell>
          <table:table-cell table:formula="of:=[.G15] * 4" office:value-type="float" office:value="65536" calcext:value-type="float">
            <text:p>65536</text:p>
          </table:table-cell>
          <table:table-cell table:formula="of:=([.E15]/([.F15] * [.G15])) * 10^9" office:value-type="float" office:value="0.374755859375" calcext:value-type="float">
            <text:p>0.374755859375</text:p>
          </table:table-cell>
          <table:table-cell table:formula="of:=([.K15]/([.L15]*[.G15])) * 10^9" office:value-type="float" office:value="0.462646484375" calcext:value-type="float">
            <text:p>0.462646484375</text:p>
          </table:table-cell>
          <table:table-cell office:value-type="float" office:value="7.58" calcext:value-type="float">
            <text:p>7.5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.26" calcext:value-type="float">
            <text:p>1.26</text:p>
          </table:table-cell>
          <table:table-cell office:value-type="float" office:value="100000" calcext:value-type="float">
            <text:p>100000</text:p>
          </table:table-cell>
          <table:table-cell table:formula="of:=[.G15] * 2" office:value-type="float" office:value="32768" calcext:value-type="float">
            <text:p>32768</text:p>
          </table:table-cell>
          <table:table-cell table:formula="of:=[.G16] * 4" office:value-type="float" office:value="131072" calcext:value-type="float">
            <text:p>131072</text:p>
          </table:table-cell>
          <table:table-cell table:formula="of:=([.E16]/([.F16] * [.G16])) * 10^9" office:value-type="float" office:value="0.384521484375" calcext:value-type="float">
            <text:p>0.384521484375</text:p>
          </table:table-cell>
          <table:table-cell table:formula="of:=([.K16]/([.L16]*[.G16])) * 10^9" office:value-type="float" office:value="0.5401611328125" calcext:value-type="float">
            <text:p>0.5401611328125</text:p>
          </table:table-cell>
          <table:table-cell office:value-type="float" office:value="1.77" calcext:value-type="float">
            <text:p>1.77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/>
          <table:table-cell office:value-type="float" office:value="2.68" calcext:value-type="float">
            <text:p>2.68</text:p>
          </table:table-cell>
          <table:table-cell office:value-type="float" office:value="100000" calcext:value-type="float">
            <text:p>100000</text:p>
          </table:table-cell>
          <table:table-cell table:formula="of:=[.G16] * 2" office:value-type="float" office:value="65536" calcext:value-type="float">
            <text:p>65536</text:p>
          </table:table-cell>
          <table:table-cell table:formula="of:=[.G17] * 4" office:value-type="float" office:value="262144" calcext:value-type="float">
            <text:p>262144</text:p>
          </table:table-cell>
          <table:table-cell table:formula="of:=([.E17]/([.F17] * [.G17])) * 10^9" office:value-type="float" office:value="0.408935546875" calcext:value-type="float">
            <text:p>0.408935546875</text:p>
          </table:table-cell>
          <table:table-cell table:formula="of:=([.K17]/([.L17]*[.G17])) * 10^9" office:value-type="float" office:value="0.7110595703125" calcext:value-type="float">
            <text:p>0.7110595703125</text:p>
          </table:table-cell>
          <table:table-cell office:value-type="float" office:value="4.66" calcext:value-type="float">
            <text:p>4.6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/>
          <table:table-cell office:value-type="float" office:value="5.32" calcext:value-type="float">
            <text:p>5.32</text:p>
          </table:table-cell>
          <table:table-cell office:value-type="float" office:value="100000" calcext:value-type="float">
            <text:p>100000</text:p>
          </table:table-cell>
          <table:table-cell table:formula="of:=[.G17] * 2" office:value-type="float" office:value="131072" calcext:value-type="float">
            <text:p>131072</text:p>
          </table:table-cell>
          <table:table-cell table:formula="of:=[.G18] * 4" office:value-type="float" office:value="524288" calcext:value-type="float">
            <text:p>524288</text:p>
          </table:table-cell>
          <table:table-cell table:formula="of:=([.E18]/([.F18] * [.G18])) * 10^9" office:value-type="float" office:value="0.4058837890625" calcext:value-type="float">
            <text:p>0.4058837890625</text:p>
          </table:table-cell>
          <table:table-cell table:formula="of:=([.K18]/([.L18]*[.G18])) * 10^9" office:value-type="float" office:value="0.9765625" calcext:value-type="float">
            <text:p>0.9765625</text:p>
          </table:table-cell>
          <table:table-cell office:value-type="float" office:value="1.28" calcext:value-type="float">
            <text:p>1.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10000" calcext:value-type="float">
            <text:p>10000</text:p>
          </table:table-cell>
          <table:table-cell table:formula="of:=[.G18] * 2" office:value-type="float" office:value="262144" calcext:value-type="float">
            <text:p>262144</text:p>
          </table:table-cell>
          <table:table-cell table:formula="of:=[.G19] * 4" office:value-type="float" office:value="1048576" calcext:value-type="float">
            <text:p>1048576</text:p>
          </table:table-cell>
          <table:table-cell table:formula="of:=([.E19]/([.F19] * [.G19])) * 10^9" office:value-type="float" office:value="0.40435791015625" calcext:value-type="float">
            <text:p>0.40435791015625</text:p>
          </table:table-cell>
          <table:table-cell table:formula="of:=([.K19]/([.L19]*[.G19])) * 10^9" office:value-type="float" office:value="1.17111206054688" calcext:value-type="float">
            <text:p>1.17111206054688</text:p>
          </table:table-cell>
          <table:table-cell office:value-type="float" office:value="3.07" calcext:value-type="float">
            <text:p>3.0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  <table:table-cell office:value-type="float" office:value="2.19" calcext:value-type="float">
            <text:p>2.19</text:p>
          </table:table-cell>
          <table:table-cell office:value-type="float" office:value="10000" calcext:value-type="float">
            <text:p>10000</text:p>
          </table:table-cell>
          <table:table-cell table:formula="of:=[.G19] * 2" office:value-type="float" office:value="524288" calcext:value-type="float">
            <text:p>524288</text:p>
          </table:table-cell>
          <table:table-cell table:formula="of:=[.G20] * 4" office:value-type="float" office:value="2097152" calcext:value-type="float">
            <text:p>2097152</text:p>
          </table:table-cell>
          <table:table-cell table:formula="of:=([.E20]/([.F20] * [.G20])) * 10^9" office:value-type="float" office:value="0.417709350585937" calcext:value-type="float">
            <text:p>0.417709350585937</text:p>
          </table:table-cell>
          <table:table-cell table:formula="of:=([.K20]/([.L20]*[.G20])) * 10^9" office:value-type="float" office:value="1.41334533691406" calcext:value-type="float">
            <text:p>1.41334533691406</text:p>
          </table:table-cell>
          <table:table-cell office:value-type="float" office:value="7.41" calcext:value-type="float">
            <text:p>7.4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.09</text:p>
          </table:table-cell>
          <table:table-cell office:value-type="float" office:value="10000" calcext:value-type="float">
            <text:p>10000</text:p>
          </table:table-cell>
          <table:table-cell table:formula="of:=[.G20] * 2" office:value-type="float" office:value="1048576" calcext:value-type="float">
            <text:p>1048576</text:p>
          </table:table-cell>
          <table:table-cell table:formula="of:=[.G21] * 4" office:value-type="float" office:value="4194304" calcext:value-type="float">
            <text:p>4194304</text:p>
          </table:table-cell>
          <table:table-cell table:formula="of:=([.E21]/([.F21] * [.G21])) * 10^9" office:value-type="float" office:value="0.485420227050781" calcext:value-type="float">
            <text:p>0.485420227050781</text:p>
          </table:table-cell>
          <table:table-cell table:formula="of:=([.K21]/([.L21]*[.G21])) * 10^9" office:value-type="float" office:value="3.26156616210937" calcext:value-type="float">
            <text:p>3.26156616210937</text:p>
          </table:table-cell>
          <table:table-cell office:value-type="float" office:value="3.42" calcext:value-type="float">
            <text:p>3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office:value-type="float" office:value="1000" calcext:value-type="float">
            <text:p>1000</text:p>
          </table:table-cell>
          <table:table-cell table:formula="of:=[.G21] * 2" office:value-type="float" office:value="2097152" calcext:value-type="float">
            <text:p>2097152</text:p>
          </table:table-cell>
          <table:table-cell table:formula="of:=[.G22] * 4" office:value-type="float" office:value="8388608" calcext:value-type="float">
            <text:p>8388608</text:p>
          </table:table-cell>
          <table:table-cell table:formula="of:=([.E22]/([.F22] * [.G22])) * 10^9" office:value-type="float" office:value="0.557899475097656" calcext:value-type="float">
            <text:p>0.557899475097656</text:p>
          </table:table-cell>
          <table:table-cell table:formula="of:=([.K22]/([.L22]*[.G22])) * 10^9" office:value-type="float" office:value="5.46932220458984" calcext:value-type="float">
            <text:p>5.46932220458984</text:p>
          </table:table-cell>
          <table:table-cell office:value-type="float" office:value="11.47" calcext:value-type="float">
            <text:p>11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2.56" calcext:value-type="float">
            <text:p>2.56</text:p>
          </table:table-cell>
          <table:table-cell office:value-type="float" office:value="1000" calcext:value-type="float">
            <text:p>1000</text:p>
          </table:table-cell>
          <table:table-cell table:formula="of:=[.G22] * 2" office:value-type="float" office:value="4194304" calcext:value-type="float">
            <text:p>4194304</text:p>
          </table:table-cell>
          <table:table-cell table:formula="of:=[.G23] * 4" office:value-type="float" office:value="16777216" calcext:value-type="float">
            <text:p>16777216</text:p>
          </table:table-cell>
          <table:table-cell table:formula="of:=([.E23]/([.F23] * [.G23])) * 10^9" office:value-type="float" office:value="0.6103515625" calcext:value-type="float">
            <text:p>0.6103515625</text:p>
          </table:table-cell>
          <table:table-cell table:formula="of:=([.K23]/([.L23]*[.G23])) * 10^9" office:value-type="float" office:value="6.80923461914063" calcext:value-type="float">
            <text:p>6.80923461914063</text:p>
          </table:table-cell>
          <table:table-cell office:value-type="float" office:value="14.28" calcext:value-type="float">
            <text:p>14.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/>
          <table:table-cell office:value-type="float" office:value="5.28" calcext:value-type="float">
            <text:p>5.28</text:p>
          </table:table-cell>
          <table:table-cell office:value-type="float" office:value="1000" calcext:value-type="float">
            <text:p>1000</text:p>
          </table:table-cell>
          <table:table-cell table:formula="of:=[.G23] * 2" office:value-type="float" office:value="8388608" calcext:value-type="float">
            <text:p>8388608</text:p>
          </table:table-cell>
          <table:table-cell table:formula="of:=[.G24] * 4" office:value-type="float" office:value="33554432" calcext:value-type="float">
            <text:p>33554432</text:p>
          </table:table-cell>
          <table:table-cell table:formula="of:=([.E24]/([.F24] * [.G24])) * 10^9" office:value-type="float" office:value="0.629425048828125" calcext:value-type="float">
            <text:p>0.629425048828125</text:p>
          </table:table-cell>
          <table:table-cell table:formula="of:=([.K24]/([.L24]*[.G24])) * 10^9" office:value-type="float" office:value="7.51018524169922" calcext:value-type="float">
            <text:p>7.51018524169922</text:p>
          </table:table-cell>
          <table:table-cell office:value-type="float" office:value="12.6" calcext:value-type="float">
            <text:p>12.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float" office:value="10.7" calcext:value-type="float">
            <text:p>10.7</text:p>
          </table:table-cell>
          <table:table-cell office:value-type="float" office:value="1000" calcext:value-type="float">
            <text:p>1000</text:p>
          </table:table-cell>
          <table:table-cell table:formula="of:=[.G24] * 2" office:value-type="float" office:value="16777216" calcext:value-type="float">
            <text:p>16777216</text:p>
          </table:table-cell>
          <table:table-cell table:formula="of:=[.G25] * 4" office:value-type="float" office:value="67108864" calcext:value-type="float">
            <text:p>67108864</text:p>
          </table:table-cell>
          <table:table-cell table:formula="of:=([.E25]/([.F25] * [.G25])) * 10^9" office:value-type="float" office:value="0.63776969909668" calcext:value-type="float">
            <text:p>0.63776969909668</text:p>
          </table:table-cell>
          <table:table-cell table:formula="of:=([.K25]/([.L25]*[.G25])) * 10^9" office:value-type="float" office:value="8.00490379333496" calcext:value-type="float">
            <text:p>8.00490379333496</text:p>
          </table:table-cell>
          <table:table-cell office:value-type="float" office:value="13.43" calcext:value-type="float">
            <text:p>13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3:29:27.199860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21:29:31.317083037</meta:creation-date>
    <meta:generator>LibreOffice/6.4.7.2$Linux_X86_64 LibreOffice_project/40$Build-2</meta:generator>
    <dc:date>2021-10-07T23:36:37.844859942</dc:date>
    <meta:editing-duration>PT37M35S</meta:editing-duration>
    <meta:editing-cycles>4</meta:editing-cycles>
    <meta:document-statistic meta:table-count="1" meta:cell-count="1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17cm" svg:y="3.952cm" style:legend-expansion="high" chart:style-name="ch2"/>
        <chart:plot-area chart:style-name="ch3" table:cell-range-address="Sheet1.H10:Sheet1.J25" chart:data-source-has-labels="both" svg:x="0.32cm" svg:y="0.18cm" svg:width="9.677cm" svg:height="8.64cm">
          <chartooo:coordinate-region svg:x="0.986cm" svg:y="0.18cm" svg:width="8.87cm" svg:height="6.863cm"/>
          <chart:axis chart:dimension="x" chart:name="primary-x" chart:style-name="ch4" chartooo:axis-type="auto">
            <chartooo:date-scale/>
            <chart:categories table:cell-range-address="Sheet1.H12:Sheet1.H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2:Sheet1.I25" chart:label-cell-address="Sheet1.I10:Sheet1.I11" chart:class="chart:line">
            <chart:data-point chart:repeated="14"/>
          </chart:series>
          <chart:series chart:style-name="ch7" chart:values-cell-range-address="Sheet1.J12:Sheet1.J25" chart:label-cell-address="Sheet1.J10:Sheet1.J1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iteration /ns Case 1</text:p>
                <text:list>
                  <text:list-item>
                    <text:p>time per iteration /ns</text:p>
                  </text:list-item>
                  <text:list-item>
                    <text:p>Case 1</text:p>
                  </text:list-item>
                </text:list>
                <draw:g>
                  <svg:desc>Sheet1.I10:Sheet1.I11</svg:desc>
                </draw:g>
              </table:table-cell>
              <table:table-cell office:value-type="string">
                <text:p>time per iteration /ns Case 2</text:p>
                <text:list>
                  <text:list-item>
                    <text:p>time per iteration /ns</text:p>
                  </text:list-item>
                  <text:list-item>
                    <text:p>Case 2</text:p>
                  </text:list-item>
                </text:list>
                <draw:g>
                  <svg:desc>Sheet1.J10:Sheet1.J11</svg:desc>
                </draw:g>
              </table:table-cell>
            </table:table-row>
          </table:table-header-rows>
          <table:table-rows>
            <table:table-row>
              <table:table-cell office:value-type="float" office:value="8192">
                <text:p>8192</text:p>
                <draw:g>
                  <svg:desc>Sheet1.H12:Sheet1.H25</svg:desc>
                </draw:g>
              </table:table-cell>
              <table:table-cell office:value-type="float" office:value="0.390625">
                <text:p>0.390625</text:p>
                <draw:g>
                  <svg:desc>Sheet1.I12:Sheet1.I25</svg:desc>
                </draw:g>
              </table:table-cell>
              <table:table-cell office:value-type="float" office:value="0.3857421875">
                <text:p>0.3857421875</text:p>
                <draw:g>
                  <svg:desc>Sheet1.J12:Sheet1.J25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36865234375">
                <text:p>0.36865234375</text:p>
              </table:table-cell>
              <table:table-cell office:value-type="float" office:value="0.37841796875">
                <text:p>0.3784179687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3759765625">
                <text:p>0.3759765625</text:p>
              </table:table-cell>
              <table:table-cell office:value-type="float" office:value="0.36865234375">
                <text:p>0.368652343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374755859375">
                <text:p>0.374755859375</text:p>
              </table:table-cell>
              <table:table-cell office:value-type="float" office:value="0.462646484375">
                <text:p>0.46264648437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384521484375">
                <text:p>0.384521484375</text:p>
              </table:table-cell>
              <table:table-cell office:value-type="float" office:value="0.5401611328125">
                <text:p>0.540161132812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408935546875">
                <text:p>0.408935546875</text:p>
              </table:table-cell>
              <table:table-cell office:value-type="float" office:value="0.7110595703125">
                <text:p>0.711059570312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4058837890625">
                <text:p>0.4058837890625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40435791015625">
                <text:p>0.40435791015625</text:p>
              </table:table-cell>
              <table:table-cell office:value-type="float" office:value="1.17111206054688">
                <text:p>1.1711120605468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417709350585937">
                <text:p>0.417709350585937</text:p>
              </table:table-cell>
              <table:table-cell office:value-type="float" office:value="1.41334533691406">
                <text:p>1.4133453369140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485420227050781">
                <text:p>0.485420227050781</text:p>
              </table:table-cell>
              <table:table-cell office:value-type="float" office:value="3.26156616210937">
                <text:p>3.2615661621093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557899475097656">
                <text:p>0.557899475097656</text:p>
              </table:table-cell>
              <table:table-cell office:value-type="float" office:value="5.46932220458984">
                <text:p>5.469322204589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6.80923461914063">
                <text:p>6.8092346191406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629425048828125">
                <text:p>0.629425048828125</text:p>
              </table:table-cell>
              <table:table-cell office:value-type="float" office:value="7.51018524169922">
                <text:p>7.5101852416992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63776969909668">
                <text:p>0.63776969909668</text:p>
              </table:table-cell>
              <table:table-cell office:value-type="float" office:value="8.00490379333496">
                <text:p>8.00490379333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